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Source Sans Pro Semibold1" svg:font-family="'Source Sans Pro Semibold'" style:font-family-generic="swiss" style:font-pitch="variable"/>
    <style:font-face style:name="Source Sans Pro1" svg:font-family="'Source Sans Pro'" style:font-family-generic="roman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Midnightblue1-title">
      <style:graphic-properties draw:auto-grow-height="true" fo:min-height="1.997cm"/>
      <style:paragraph-properties style:writing-mode="lr-tb"/>
    </style:style>
    <style:style style:name="pr2" style:family="presentation" style:parent-style-name="Midnightblue1-subtitle">
      <style:graphic-properties draw:fill-color="#ffffff" draw:auto-grow-height="true" fo:min-height="4.125cm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Midnightblue-title">
      <style:graphic-properties fo:min-height="2.413cm"/>
      <style:paragraph-properties style:writing-mode="lr-tb"/>
    </style:style>
    <style:style style:name="pr5" style:family="presentation" style:parent-style-name="Midnightblue-outline1">
      <style:graphic-properties fo:min-height="13.75cm"/>
      <style:paragraph-properties style:writing-mode="lr-tb"/>
    </style:style>
    <style:style style:name="pr6" style:family="presentation" style:parent-style-name="Midnightblue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Midnightblue-title">
      <style:graphic-properties fo:min-height="1.998cm"/>
      <style:paragraph-properties style:writing-mode="lr-tb"/>
    </style:style>
    <style:style style:name="pr8" style:family="presentation" style:parent-style-name="Midnightblue-outline1">
      <style:graphic-properties fo:min-height="10.501cm"/>
      <style:paragraph-properties style:writing-mode="lr-tb"/>
    </style:style>
    <style:style style:name="pr9" style:family="presentation" style:parent-style-name="Midnightblue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margin-left="0cm" fo:margin-right="0cm" fo:margin-top="0cm" fo:margin-bottom="0.373cm" fo:text-indent="0cm" style:text-autospace="ideograph-alpha" style:punctuation-wrap="hanging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layer="layout" svg:width="26cm" svg:height="1.997cm" svg:x="1cm" svg:y="7.875cm" presentation:class="title" presentation:user-transformed="true">
          <draw:text-box>
            <text:p>Introducción</text:p>
          </draw:text-box>
        </draw:frame>
        <draw:frame presentation:style-name="pr2" draw:text-style-name="P1" draw:layer="layout" svg:width="26cm" svg:height="4.125cm" svg:x="1cm" svg:y="10.875cm" presentation:class="subtitle" presentation:user-transformed="true">
          <draw:text-box>
            <text:p>Santiago Molano García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Características</text:p>
          </draw:text-box>
        </draw:frame>
        <draw:frame presentation:style-name="pr5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Objetivo del curso</text:p>
              </text:list-item>
              <text:list-item>
                <text:p>Dominio</text:p>
              </text:list-item>
              <text:list-item>
                <text:p>Criterios de competencia</text:p>
              </text:list-item>
              <text:list-item>
                <text:p>Metodología</text:p>
              </text:list-item>
              <text:list-item>
                <text:p>Contenido del curso</text:p>
              </text:list-item>
              <text:list-item>
                <text:p>Material de lectura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Objetivos del curso</text:p>
          </draw:text-box>
        </draw:frame>
        <draw:frame presentation:style-name="pr5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Proporcionar al equipo de desarrollo la comprensión y el uso efectivo de herramientas enfocadas al desarrollo de software web, para el fortalecimiento de habilidades y conocimientos acorde a las tecnologías actuale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1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Dominio</text:p>
          </draw:text-box>
        </draw:frame>
        <draw:frame presentation:style-name="pr5" draw:layer="layout" svg:width="26cm" svg:height="10.5cm" svg:x="1cm" svg:y="4.125cm" presentation:class="outline" presentation:user-transformed="true">
          <draw:text-box>
            <text:list text:style-name="L2">
              <text:list-item>
                <text:p text:style-name="P2">Desarrolla competencias avanzadas relacionadas con el desarrollo de aplicaciones web e implementa estrategias y competencias adquiridas a través de la creación de un sistema básico relacionado con un módulo de la empresa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1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Criterios de competencia</text:p>
          </draw:text-box>
        </draw:frame>
        <draw:frame presentation:style-name="pr5" draw:layer="layout" svg:width="26cm" svg:height="10.5cm" svg:x="1cm" svg:y="4.125cm" presentation:class="outline" presentation:user-transformed="true">
          <draw:text-box>
            <text:list text:style-name="L2">
              <text:list-item>
                <text:p text:style-name="P2">Define las responsabilidades del backend y frontend en el desarrollo de sistemas integrales.</text:p>
              </text:list-item>
              <text:list-item>
                <text:p text:style-name="P2">Compara Node.js con otros entornos de ejecución y justifica su uso.</text:p>
              </text:list-item>
              <text:list-item>
                <text:p text:style-name="P2">Aplica arquitecturas orientadas a servicio considerando los patrones de diseño adecuados para el desarrollo de aplicaciones.</text:p>
              </text:list-item>
              <text:list-item>
                <text:p text:style-name="P2">Desarrolla proyectos a través de Node.js, aplicando sus herramientas y metodologías.</text:p>
              </text:list-item>
              <text:list-item>
                <text:p text:style-name="P2">Diseña APIs eficientes dentro del contexto de Node.js, aplicando consultas asíncronas a través de los modelos, rutas y controladores de la aplicación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1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Criterios de competencia</text:p>
          </draw:text-box>
        </draw:frame>
        <draw:frame presentation:style-name="pr5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Implementa medidas de seguridad, pruebas unitarias y e integración efectivas en aplicaciones Node.js.</text:p>
              </text:list-item>
              <text:list-item>
                <text:p>Aplica control de versiones y herramientas para el desarrollo en equipos colaborativos.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6" draw:text-style-name="P1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>
          <draw:text-box>
            <text:p>Metodología</text:p>
          </draw:text-box>
        </draw:frame>
        <draw:frame presentation:style-name="pr8" draw:layer="layout" svg:width="26cm" svg:height="10.5cm" svg:x="1cm" svg:y="4.125cm" presentation:class="outline">
          <draw:text-box>
            <text:list text:style-name="L2">
              <text:list-item>
                <text:p>El curso dispone de conceptos teóricos y su respectivo desarrollo práctico, para la comprensión del contenido expuesto en documentos de presentación (diapositivas) y la aplicación del conocimiento adquirido a través de actividades enfocadas a proyectos de práctica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>
          <draw:text-box>
            <text:p>Contenido del curso</text:p>
          </draw:text-box>
        </draw:frame>
        <draw:frame presentation:style-name="pr8" draw:layer="layout" svg:width="26cm" svg:height="10.5cm" svg:x="1cm" svg:y="4.125cm" presentation:class="outline">
          <draw:text-box>
            <text:list text:style-name="L2">
              <text:list-item>
                <text:p>Fundamentos de desarrollo Backend</text:p>
              </text:list-item>
              <text:list-item>
                <text:p>Desarrollo con Node.js</text:p>
              </text:list-item>
              <text:list-item>
                <text:p>Backend <text:s/>Frameworks</text:p>
              </text:list-item>
              <text:list-item>
                <text:p>Arquitectura de aplicaciones</text:p>
              </text:list-item>
              <text:list-item>
                <text:p>Herramientas de seguridad, pruebas y despliegue.</text:p>
              </text:list-item>
              <text:list-item>
                <text:p>Herramientas de trabajo colaborativo.</text:p>
              </text:list-item>
              <text:list-item>
                <text:p>Proyecto de prueba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>
          <draw:text-box>
            <text:p>Material de lectura</text:p>
          </draw:text-box>
        </draw:frame>
        <draw:frame presentation:style-name="pr8" draw:layer="layout" svg:width="26cm" svg:height="10.5cm" svg:x="1cm" svg:y="3.5cm" presentation:class="outline" presentation:user-transformed="true">
          <draw:text-box>
            <text:list text:style-name="L2">
              <text:list-item>
                <text:p>1. [MEAN Web Development, Master real-time web application development using a mean combination of MongoDB, Express, AngularJS, and Node.js, Amos Q. Haviv]</text:p>
              </text:list-item>
              <text:list-item>
                <text:p>2. [Node.js Web Development Fourth Edition, Server-side development with Node 10 made easy, David Herron]</text:p>
              </text:list-item>
              <text:list-item>
                <text:p>3. [Eloquent JavaScript 3rd edition (2018), Marijn Haverbeke.]</text:p>
              </text:list-item>
              <text:list-item>
                <text:p>4. [Server-side website programming first steps - Learn web development | MDN (mozilla.org)](https://developer.mozilla.org/en-US/docs/Learn/Server-side/First_steps)</text:p>
              </text:list-item>
              <text:list-item>
                <text:p>5. [Introduction to the Back End | The Odin Project](https://www.theodinproject.com/lessons/nodejs-introduction-to-the-back-end)</text:p>
              </text:list-item>
              <text:list-item>
                <text:p>6. [About the course | Full Stack open](https://fullstackopen.com/en/about)</text:p>
              </text:list-item>
              <text:list-item>
                <text:p>7. [Introduction to Node.js | Node.js (nodejs.org)](https://nodejs.org/en/learn/getting-started/introduction-to-nodejs)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Source Sans Pro Semibold1" svg:font-family="'Source Sans Pro Semibold'" style:font-family-generic="swiss" style:font-pitch="variable"/>
    <style:font-face style:name="Source Sans Pro1" svg:font-family="'Source Sans Pro'" style:font-family-generic="roman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Source Sans Pro" fo:font-size="24pt" fo:language="es" fo:country="CO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.03cm" svg:stroke-color="#1abc9c" draw:marker-start-width="0.25cm" draw:marker-start-center="false" draw:marker-end-width="0.25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>
        <style:tab-stops/>
      </style:paragraph-properties>
      <style:text-properties fo:font-variant="normal" fo:text-transform="none" fo:color="#2c3e50" loext:opacity="100%" loext:color-lum-mod="100%" loext:color-lum-off="0%" style:text-outline="false" style:text-line-through-style="none" style:text-line-through-type="none" style:font-name="Source Sans Pro" fo:font-family="'Source Sans Pro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3cm" svg:stroke-color="#1abc9c" draw:marker-start-width="0.25cm" draw:marker-end-width="0.25cm" draw:fill="none" draw:fill-image-width="0cm" draw:fill-image-height="0cm"/>
      <style:paragraph-properties>
        <style:tab-stops/>
      </style:paragraph-properties>
      <style:text-properties fo:color="#1abc9c" loext:opacity="100%" loext:color-lum-mod="100%" loext:color-lum-off="0%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svg:stroke-color="#1abc9c" draw:fill="solid" draw:fill-color="#2c3e50" draw:opacity="100%" draw:shadow-opacity="100%"/>
    </style:style>
    <style:style style:name="Accent_20_2" style:display-name="Accent 2" style:family="graphic" style:parent-style-name="Accent">
      <style:graphic-properties draw:stroke="solid" svg:stroke-color="#1abc9c" draw:fill="solid" draw:fill-color="#1abc9c" draw:opacity="20%" draw:shadow="hidden" draw:shadow-offset-x="0.03cm" draw:shadow-offset-y="0.03cm" draw:shadow-color="#1abc9c" draw:shadow-opacity="20%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loext:color-lum-mod="100%" loext:color-lum-off="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loext:opacity="100%" loext:color-lum-mod="100%" loext:color-lum-off="0%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Source Sans Pro" fo:font-family="'Source Sans Pro'" style:font-family-generic="swiss" style:font-pitch="variable" fo:font-size="21pt" fo:font-weight="normal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margin-top="0cm" fo:margin-bottom="0.075cm" fo:text-indent="0cm"/>
    </style:style>
    <style:style style:name="Midnightblue-outline6" style:family="presentation" style:parent-style-name="Midnightblue-outline5"/>
    <style:style style:name="Midnightblue-outline7" style:family="presentation" style:parent-style-name="Midnightblue-outline6"/>
    <style:style style:name="Midnightblue-outline8" style:family="presentation" style:parent-style-name="Midnightblue-outline7"/>
    <style:style style:name="Midnightblue-outline9" style:family="presentation" style:parent-style-name="Midnightblue-outline8"/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loext:color-lum-mod="100%" loext:color-lum-off="0%" style:text-outline="false" style:text-line-through-style="none" style:text-line-through-type="none" style:font-name="Source Sans Pro" fo:font-family="'Source Sans Pro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loext:color-lum-mod="100%" loext:color-lum-off="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loext:color-lum-mod="100%" loext:color-lum-off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Source Sans Pro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3cm" fo:text-align="start" fo:text-indent="0cm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</style:style>
    <style:style style:name="Midnightblue1-outline4" style:family="presentation" style:parent-style-name="Midnightblue1-outline3">
      <style:paragraph-properties fo:margin-left="0cm" fo:margin-right="0cm" fo:margin-top="0cm" fo:margin-bottom="0.15cm" fo:text-align="start" fo:text-indent="0cm"/>
    </style:style>
    <style:style style:name="Midnightblue1-outline5" style:family="presentation" style:parent-style-name="Midnightblue1-outline4">
      <style:paragraph-properties fo:margin-left="0cm" fo:margin-right="0cm" fo:margin-top="0cm" fo:margin-bottom="0.075cm" fo:text-align="start" fo:text-indent="0cm"/>
    </style:style>
    <style:style style:name="Midnightblue1-outline6" style:family="presentation" style:parent-style-name="Midnightblue1-outline5"/>
    <style:style style:name="Midnightblue1-outline7" style:family="presentation" style:parent-style-name="Midnightblue1-outline6"/>
    <style:style style:name="Midnightblue1-outline8" style:family="presentation" style:parent-style-name="Midnightblue1-outline7"/>
    <style:style style:name="Midnightblue1-outline9" style:family="presentation" style:parent-style-name="Midnightblue1-outline8"/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loext:color-lum-mod="100%" loext:color-lum-off="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Source Sans Pro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3cm" fo:text-align="start" fo:text-indent="0cm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</style:style>
    <style:style style:name="Midnightblue2-outline4" style:family="presentation" style:parent-style-name="Midnightblue2-outline3">
      <style:paragraph-properties fo:margin-left="0cm" fo:margin-right="0cm" fo:margin-top="0cm" fo:margin-bottom="0.15cm" fo:text-align="start" fo:text-indent="0cm"/>
    </style:style>
    <style:style style:name="Midnightblue2-outline5" style:family="presentation" style:parent-style-name="Midnightblue2-outline4">
      <style:paragraph-properties fo:margin-left="0cm" fo:margin-right="0cm" fo:margin-top="0cm" fo:margin-bottom="0.075cm" fo:text-align="start" fo:text-indent="0cm"/>
    </style:style>
    <style:style style:name="Midnightblue2-outline6" style:family="presentation" style:parent-style-name="Midnightblue2-outline5"/>
    <style:style style:name="Midnightblue2-outline7" style:family="presentation" style:parent-style-name="Midnightblue2-outline6"/>
    <style:style style:name="Midnightblue2-outline8" style:family="presentation" style:parent-style-name="Midnightblue2-outline7"/>
    <style:style style:name="Midnightblue2-outline9" style:family="presentation" style:parent-style-name="Midnightblue2-outline8"/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loext:opacity="100%" loext:color-lum-mod="100%" loext:color-lum-off="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none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fo:min-height="0.5cm" fo:min-width="27.5cm" style:protect="position size"/>
    </style:style>
    <style:style style:name="Mgr4" style:family="graphic" style:parent-style-name="Accent_20_1">
      <style:graphic-properties fo:min-height="3.125cm" fo:min-width="27.5cm"/>
    </style:style>
    <style:style style:name="Mgr5" style:family="graphic" style:parent-style-name="Accent_20_2">
      <style:graphic-properties draw:fill="solid" draw:fill-color="#1abc9c" draw:opacity="100%" fo:min-height="0.634cm" fo:min-width="0.384cm" draw:shadow-opacity="100%"/>
    </style:style>
    <style:style style:name="Mgr6" style:family="graphic" style:parent-style-name="Accent_20_1">
      <style:graphic-properties fo:min-height="15.5cm" fo:min-width="27.5cm"/>
    </style:style>
    <style:style style:name="Mgr7" style:family="graphic" style:parent-style-name="Accent_20_2">
      <style:graphic-properties draw:opacity="100%" fo:min-height="10.25cm" fo:min-width="27.5cm" draw:shadow-opacity="100%"/>
    </style:style>
    <style:style style:name="Mgr8" style:family="graphic" style:parent-style-name="standard">
      <style:graphic-properties svg:stroke-width="0.2cm" draw:marker-start-width="0.51cm" draw:marker-end-width="0.51cm" draw:textarea-vertical-align="middle" draw:auto-grow-height="false" fo:min-height="4.831cm" fo:min-width="13.331cm" fo:padding-top="0.21cm" fo:padding-bottom="0.21cm" fo:padding-left="0.335cm" fo:padding-right="0.335cm" fo:wrap-option="no-wrap"/>
    </style:style>
    <style:style style:name="Mpr1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2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3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6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7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0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1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start" style:writing-mode="lr-tb"/>
    </style:style>
    <style:style style:name="MP6" style:family="paragraph">
      <loext:graphic-properties draw:fill="none"/>
      <style:paragraph-properties fo:text-align="start"/>
    </style:style>
    <style:style style:name="MP7" style:family="paragraph">
      <style:paragraph-properties fo:text-align="center" style:writing-mode="lr-tb"/>
    </style:style>
    <style:style style:name="MP8" style:family="paragraph">
      <loext:graphic-properties draw:fill="solid" draw:fill-color="#1abc9c" draw:opacity="100%"/>
    </style:style>
    <style:style style:name="MP9" style:family="paragraph">
      <loext:graphic-properties draw:fill="none"/>
      <style:paragraph-properties fo:text-align="center"/>
    </style:style>
    <style:style style:name="MP10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1" style:family="paragraph">
      <loext:graphic-properties draw:fill="none" draw:fill-color="#ffffff"/>
      <style:text-properties style:use-window-font-color="true" loext:opacity="0%" loext:color-lum-mod="100%" loext:color-lum-off="0%" fo:font-size="14pt" style:font-size-asian="14pt" style:font-size-complex="14pt"/>
    </style:style>
    <style:style style:name="MP12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/>
      <style:text-properties style:use-window-font-color="true" loext:opacity="0%" loext:color-lum-mod="100%" loext:color-lum-off="0%" fo:font-size="14pt" style:font-size-asian="14pt" style:font-size-complex="14pt"/>
    </style:style>
    <style:style style:name="MP14" style:family="paragraph">
      <loext:graphic-properties draw:opacity="100%"/>
    </style:style>
    <style:style style:name="MP15" style:family="paragraph">
      <style:paragraph-properties style:writing-mode="lr-tb"/>
      <style:text-properties fo:color="#000000" loext:opacity="100%" fo:font-size="14pt" style:font-size-asian="14pt" style:font-size-complex="14pt"/>
    </style:style>
    <style:style style:name="MP16" style:family="paragraph">
      <loext:graphic-properties draw:fill="none" draw:fill-color="#ffffff"/>
      <style:text-properties fo:color="#000000" loext:opacity="100%" loext:color-lum-mod="100%" loext:color-lum-off="0%" fo:font-size="14pt" style:font-size-asian="14pt" style:font-size-complex="14pt"/>
    </style:style>
    <style:style style:name="MP17" style:family="paragraph"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/>
      <style:text-properties fo:color="#000000" loext:opacity="100%" loext:color-lum-mod="100%" loext:color-lum-off="0%" fo:font-size="14pt" style:font-size-asian="14pt" style:font-size-complex="14pt"/>
    </style:style>
    <style:style style:name="MP19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14pt" style:font-size-asian="14pt" style:font-size-complex="14pt"/>
    </style:style>
    <style:style style:name="MT3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office:forms form:automatic-focus="false" form:apply-design-mode="false"/>
      <draw:custom-shape draw:style-name="Mgr3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4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1.997cm" svg:x="1cm" svg:y="0.627cm" presentation:class="title" presentation:placeholder="true">
        <draw:text-box/>
      </draw:frame>
      <draw:frame presentation:style-name="Midnightblue-outline1" draw:layer="backgroundobjects" svg:width="26cm" svg:height="10.5cm" svg:x="1cm" svg:y="4.125cm" presentation:class="outline" presentation:placeholder="true">
        <draw:text-box/>
      </draw:frame>
      <draw:frame presentation:style-name="Mpr1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1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custom-shape draw:style-name="Mgr5" draw:text-style-name="MP8" draw:layer="backgroundobjects" svg:width="1.25cm" svg:height="1.25cm" svg:x="25.875cm" svg:y="14.3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2" draw:text-style-name="MP9" draw:layer="backgroundobjects" svg:width="2cm" svg:height="1.5cm" svg:x="25.5cm" svg:y="14.25cm">
        <draw:text-box>
          <text:p text:style-name="MP7"><text:page-number>&lt;número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1" draw:layer="backgroundobjects" svg:width="9.113cm" svg:height="1.484cm" svg:x="0cm" svg:y="0cm" presentation:class="header">
          <draw:text-box>
            <text:p text:style-name="MP10"><text:span text:style-name="MT2"><presentation:header/></text:span></text:p>
          </draw:text-box>
        </draw:frame>
        <draw:frame presentation:style-name="Mpr3" draw:text-style-name="MP13" draw:layer="backgroundobjects" svg:width="9.113cm" svg:height="1.484cm" svg:x="11.886cm" svg:y="0cm" presentation:class="date-time">
          <draw:text-box>
            <text:p text:style-name="MP12"><text:span text:style-name="MT2"><presentation:date-time/></text:span></text:p>
          </draw:text-box>
        </draw:frame>
        <draw:frame presentation:style-name="Mpr4" draw:text-style-name="MP11" draw:layer="backgroundobjects" svg:width="9.113cm" svg:height="1.484cm" svg:x="0cm" svg:y="28.215cm" presentation:class="footer">
          <draw:text-box>
            <text:p text:style-name="MP10"><text:span text:style-name="MT2"><presentation:footer/></text:span></text:p>
          </draw:text-box>
        </draw:frame>
        <draw:frame presentation:style-name="Mpr4" draw:text-style-name="MP13" draw:layer="backgroundobjects" svg:width="9.113cm" svg:height="1.484cm" svg:x="11.886cm" svg:y="28.215cm" presentation:class="page-number">
          <draw:text-box>
            <text:p text:style-name="MP12"><text:span text:style-name="MT2"><text:page-number>&lt;número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14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5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5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6" draw:text-style-name="MP9" draw:layer="backgroundobjects" svg:width="2cm" svg:height="1.5cm" svg:x="25.5cm" svg:y="14.25cm" presentation:class="page-number">
        <draw:text-box>
          <text:p text:style-name="MP7"><text:page-number>&lt;número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7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8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8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úmero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8" draw:text-style-name="MP19" draw:layer="backgroundobjects" svg:width="14cm" svg:height="5.25cm" svg:x="7cm" svg:y="3.75cm">
        <text:p/>
        <draw:enhanced-geometry svg:viewBox="0 0 21600 21600" draw:glue-points="10800 0 0 10800 10800 21600 21600 10800 ?f40 ?f41" draw:text-areas="0 0 21600 21600" draw:type="rectangular-callout" draw:modifiers="3449.58217270195 39510.1885355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4.125cm" presentation:class="title" presentation:placeholder="true">
        <draw:text-box/>
      </draw:frame>
      <draw:frame presentation:style-name="Midnightblue2-outline1" draw:layer="backgroundobjects" svg:width="17.5cm" svg:height="4.5cm" svg:x="9.5cm" svg:y="9cm" presentation:class="outline" presentation:placeholder="true">
        <draw:text-box/>
      </draw:frame>
      <draw:frame presentation:style-name="Mpr9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9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10" draw:text-style-name="MP9" draw:layer="backgroundobjects" svg:width="2cm" svg:height="1.5cm" svg:x="25.5cm" svg:y="14.25cm" presentation:class="page-number">
        <draw:text-box>
          <text:p text:style-name="MP7"><text:page-number>&lt;número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1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2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2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1-04T08:31:33.940000000</meta:creation-date>
    <meta:editing-duration>PT11H52M20S</meta:editing-duration>
    <meta:editing-cycles>5</meta:editing-cycles>
    <meta:generator>LibreOffice/7.5.4.2$Windows_X86_64 LibreOffice_project/36ccfdc35048b057fd9854c757a8b67ec53977b6</meta:generator>
    <dc:title>Midnightblue</dc:title>
    <dc:date>2024-01-05T11:20:00.564000000</dc:date>
    <meta:document-statistic meta:object-count="86"/>
  </office:meta>
</office:document-meta>
</file>